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F280000175D99AFE517B609D9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1.002cm" svg:height="12.319cm" svg:x="3.432cm" svg:y="3.048cm">
          <draw:image xlink:href="Pictures/1000020100001F280000175D99AFE517B609D9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0:59:53.111801079</meta:creation-date>
    <dc:date>2022-12-12T17:12:25.726186161</dc:date>
    <meta:editing-duration>PT2M8S</meta:editing-duration>
    <meta:editing-cycles>1</meta:editing-cycles>
    <meta:document-statistic meta:object-count="24"/>
    <meta:generator>LibreOffice/6.4.7.2$Linux_X86_64 LibreOffice_project/40$Build-2</meta:generator>
  </office:meta>
</office:document-meta>
</file>